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eepestDesc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formula="of:=((1-[.A3])/SQRT(1-([.A3]-1)*([.A3]-1)-([.B3]-1)*([.B3]-1)))" office:value-type="float" office:value="0.169030850945703" calcext:value-type="float">
            <text:p>0.169030850945703</text:p>
          </table:table-cell>
          <table:table-cell table:formula="of:=((1-[.B3])/SQRT(1-([.A3]-1)*([.A3]-1)-([.B3]-1)*([.B3]-1)))" office:value-type="float" office:value="1.35224680756563" calcext:value-type="float">
            <text:p>1.35224680756563</text:p>
          </table:table-cell>
        </table:table-row>
        <table:table-row table:style-name="ro1">
          <table:table-cell table:formula="of:=[.A3]+[.$B$1]*[.C3]" office:value-type="float" office:value="0.984515425472852" calcext:value-type="float">
            <text:p>0.984515425472852</text:p>
          </table:table-cell>
          <table:table-cell table:formula="of:=[.B3]+[.$B$1]*[.D3]" office:value-type="float" office:value="0.876123403782813" calcext:value-type="float">
            <text:p>0.876123403782813</text:p>
          </table:table-cell>
          <table:table-cell table:formula="of:=((1-[.A4])/SQRT(1-([.A4]-1)*([.A4]-1)-([.B4]-1)*([.B4]-1)))" office:value-type="float" office:value="0.0156066685029017" calcext:value-type="float">
            <text:p>0.015606668502902</text:p>
          </table:table-cell>
          <table:table-cell table:formula="of:=((1-[.B4])/SQRT(1-([.A4]-1)*([.A4]-1)-([.B4]-1)*([.B4]-1)))" office:value-type="float" office:value="0.124853348023214" calcext:value-type="float">
            <text:p>0.124853348023214</text:p>
          </table:table-cell>
        </table:table-row>
        <table:table-row table:style-name="ro1">
          <table:table-cell table:formula="of:=[.A4]+[.$B$1]*[.C4]" office:value-type="float" office:value="0.992318759724303" calcext:value-type="float">
            <text:p>0.992318759724303</text:p>
          </table:table-cell>
          <table:table-cell table:formula="of:=[.B4]+[.$B$1]*[.D4]" office:value-type="float" office:value="0.93855007779442" calcext:value-type="float">
            <text:p>0.93855007779442</text:p>
          </table:table-cell>
          <table:table-cell table:formula="of:=((1-[.A5])/SQRT(1-([.A5]-1)*([.A5]-1)-([.B5]-1)*([.B5]-1)))" office:value-type="float" office:value="0.00769601191803396" calcext:value-type="float">
            <text:p>0.007696011918034</text:p>
          </table:table-cell>
          <table:table-cell table:formula="of:=((1-[.B5])/SQRT(1-([.A5]-1)*([.A5]-1)-([.B5]-1)*([.B5]-1)))" office:value-type="float" office:value="0.0615680953442715" calcext:value-type="float">
            <text:p>0.061568095344272</text:p>
          </table:table-cell>
        </table:table-row>
        <table:table-row table:style-name="ro1">
          <table:table-cell table:formula="of:=[.A5]+[.$B$1]*[.C5]" office:value-type="float" office:value="0.996166765683319" calcext:value-type="float">
            <text:p>0.996166765683319</text:p>
          </table:table-cell>
          <table:table-cell table:formula="of:=[.B5]+[.$B$1]*[.D5]" office:value-type="float" office:value="0.969334125466556" calcext:value-type="float">
            <text:p>0.969334125466556</text:p>
          </table:table-cell>
          <table:table-cell table:formula="of:=((1-[.A6])/SQRT(1-([.A6]-1)*([.A6]-1)-([.B6]-1)*([.B6]-1)))" office:value-type="float" office:value="0.00383506616998497" calcext:value-type="float">
            <text:p>0.003835066169985</text:p>
          </table:table-cell>
          <table:table-cell table:formula="of:=((1-[.B6])/SQRT(1-([.A6]-1)*([.A6]-1)-([.B6]-1)*([.B6]-1)))" office:value-type="float" office:value="0.0306805293598801" calcext:value-type="float">
            <text:p>0.03068052935988</text:p>
          </table:table-cell>
        </table:table-row>
        <table:table-row table:style-name="ro1">
          <table:table-cell table:formula="of:=[.A6]+[.$B$1]*[.C6]" office:value-type="float" office:value="0.998084298768312" calcext:value-type="float">
            <text:p>0.998084298768312</text:p>
          </table:table-cell>
          <table:table-cell table:formula="of:=[.B6]+[.$B$1]*[.D6]" office:value-type="float" office:value="0.984674390146496" calcext:value-type="float">
            <text:p>0.984674390146496</text:p>
          </table:table-cell>
          <table:table-cell table:formula="of:=((1-[.A7])/SQRT(1-([.A7]-1)*([.A7]-1)-([.B7]-1)*([.B7]-1)))" office:value-type="float" office:value="0.00191592976231101" calcext:value-type="float">
            <text:p>0.001915929762311</text:p>
          </table:table-cell>
          <table:table-cell table:formula="of:=((1-[.B7])/SQRT(1-([.A7]-1)*([.A7]-1)-([.B7]-1)*([.B7]-1)))" office:value-type="float" office:value="0.0153274380984886" calcext:value-type="float">
            <text:p>0.015327438098489</text:p>
          </table:table-cell>
        </table:table-row>
        <table:table-row table:style-name="ro1">
          <table:table-cell table:formula="of:=[.A7]+[.$B$1]*[.C7]" office:value-type="float" office:value="0.999042263649467" calcext:value-type="float">
            <text:p>0.999042263649467</text:p>
          </table:table-cell>
          <table:table-cell table:formula="of:=[.B7]+[.$B$1]*[.D7]" office:value-type="float" office:value="0.99233810919574" calcext:value-type="float">
            <text:p>0.99233810919574</text:p>
          </table:table-cell>
          <table:table-cell table:formula="of:=((1-[.A8])/SQRT(1-([.A8]-1)*([.A8]-1)-([.B8]-1)*([.B8]-1)))" office:value-type="float" office:value="0.000957764902805937" calcext:value-type="float">
            <text:p>0.000957764902806</text:p>
          </table:table-cell>
          <table:table-cell table:formula="of:=((1-[.B8])/SQRT(1-([.A8]-1)*([.A8]-1)-([.B8]-1)*([.B8]-1)))" office:value-type="float" office:value="0.00766211922244783" calcext:value-type="float">
            <text:p>0.007662119222448</text:p>
          </table:table-cell>
        </table:table-row>
        <table:table-row table:style-name="ro1">
          <table:table-cell table:formula="of:=[.A8]+[.$B$1]*[.C8]" office:value-type="float" office:value="0.99952114610087" calcext:value-type="float">
            <text:p>0.99952114610087</text:p>
          </table:table-cell>
          <table:table-cell table:formula="of:=[.B8]+[.$B$1]*[.D8]" office:value-type="float" office:value="0.996169168806964" calcext:value-type="float">
            <text:p>0.996169168806964</text:p>
          </table:table-cell>
          <table:table-cell table:formula="of:=((1-[.A9])/SQRT(1-([.A9]-1)*([.A9]-1)-([.B9]-1)*([.B9]-1)))" office:value-type="float" office:value="0.000478857467724801" calcext:value-type="float">
            <text:p>0.000478857467725</text:p>
          </table:table-cell>
          <table:table-cell table:formula="of:=((1-[.B9])/SQRT(1-([.A9]-1)*([.A9]-1)-([.B9]-1)*([.B9]-1)))" office:value-type="float" office:value="0.0038308597417983" calcext:value-type="float">
            <text:p>0.003830859741798</text:p>
          </table:table-cell>
        </table:table-row>
        <table:table-row table:style-name="ro1">
          <table:table-cell table:formula="of:=[.A9]+[.$B$1]*[.C9]" office:value-type="float" office:value="0.999760574834733" calcext:value-type="float">
            <text:p>0.999760574834733</text:p>
          </table:table-cell>
          <table:table-cell table:formula="of:=[.B9]+[.$B$1]*[.D9]" office:value-type="float" office:value="0.998084598677863" calcext:value-type="float">
            <text:p>0.998084598677863</text:p>
          </table:table-cell>
          <table:table-cell table:formula="of:=((1-[.A10])/SQRT(1-([.A10]-1)*([.A10]-1)-([.B10]-1)*([.B10]-1)))" office:value-type="float" office:value="0.000239425611327794" calcext:value-type="float">
            <text:p>0.000239425611328</text:p>
          </table:table-cell>
          <table:table-cell table:formula="of:=((1-[.B10])/SQRT(1-([.A10]-1)*([.A10]-1)-([.B10]-1)*([.B10]-1)))" office:value-type="float" office:value="0.00191540489062235" calcext:value-type="float">
            <text:p>0.001915404890622</text:p>
          </table:table-cell>
        </table:table-row>
        <table:table-row table:style-name="ro1">
          <table:table-cell table:formula="of:=[.A10]+[.$B$1]*[.C10]" office:value-type="float" office:value="0.999880287640397" calcext:value-type="float">
            <text:p>0.999880287640397</text:p>
          </table:table-cell>
          <table:table-cell table:formula="of:=[.B10]+[.$B$1]*[.D10]" office:value-type="float" office:value="0.999042301123174" calcext:value-type="float">
            <text:p>0.999042301123174</text:p>
          </table:table-cell>
          <table:table-cell table:formula="of:=((1-[.A11])/SQRT(1-([.A11]-1)*([.A11]-1)-([.B11]-1)*([.B11]-1)))" office:value-type="float" office:value="0.000119712415360334" calcext:value-type="float">
            <text:p>0.00011971241536</text:p>
          </table:table-cell>
          <table:table-cell table:formula="of:=((1-[.B11])/SQRT(1-([.A11]-1)*([.A11]-1)-([.B11]-1)*([.B11]-1)))" office:value-type="float" office:value="0.000957699322882892" calcext:value-type="float">
            <text:p>0.000957699322883</text:p>
          </table:table-cell>
        </table:table-row>
        <table:table-row table:style-name="ro1">
          <table:table-cell table:formula="of:=[.A11]+[.$B$1]*[.C11]" office:value-type="float" office:value="0.999940143848077" calcext:value-type="float">
            <text:p>0.999940143848077</text:p>
          </table:table-cell>
          <table:table-cell table:formula="of:=[.B11]+[.$B$1]*[.D11]" office:value-type="float" office:value="0.999521150784616" calcext:value-type="float">
            <text:p>0.999521150784616</text:p>
          </table:table-cell>
          <table:table-cell table:formula="of:=((1-[.A12])/SQRT(1-([.A12]-1)*([.A12]-1)-([.B12]-1)*([.B12]-1)))" office:value-type="float" office:value="0.000059856158892686" calcext:value-type="float">
            <text:p>5.9856158892686E-05</text:p>
          </table:table-cell>
          <table:table-cell table:formula="of:=((1-[.B12])/SQRT(1-([.A12]-1)*([.A12]-1)-([.B12]-1)*([.B12]-1)))" office:value-type="float" office:value="0.000478849271141266" calcext:value-type="float">
            <text:p>0.000478849271141</text:p>
          </table:table-cell>
        </table:table-row>
        <table:table-row table:style-name="ro1">
          <table:table-cell table:formula="of:=[.A12]+[.$B$1]*[.C12]" office:value-type="float" office:value="0.999970071927523" calcext:value-type="float">
            <text:p>0.999970071927523</text:p>
          </table:table-cell>
          <table:table-cell table:formula="of:=[.B12]+[.$B$1]*[.D12]" office:value-type="float" office:value="0.999760575420186" calcext:value-type="float">
            <text:p>0.999760575420186</text:p>
          </table:table-cell>
          <table:table-cell table:formula="of:=((1-[.A13])/SQRT(1-([.A13]-1)*([.A13]-1)-([.B13]-1)*([.B13]-1)))" office:value-type="float" office:value="0.0000299280733479072" calcext:value-type="float">
            <text:p>2.99280733479072E-05</text:p>
          </table:table-cell>
          <table:table-cell table:formula="of:=((1-[.B13])/SQRT(1-([.A13]-1)*([.A13]-1)-([.B13]-1)*([.B13]-1)))" office:value-type="float" office:value="0.000239424586783258" calcext:value-type="float">
            <text:p>0.000239424586783</text:p>
          </table:table-cell>
        </table:table-row>
        <table:table-row table:style-name="ro1">
          <table:table-cell table:formula="of:=[.A13]+[.$B$1]*[.C13]" office:value-type="float" office:value="0.999985035964197" calcext:value-type="float">
            <text:p>0.999985035964197</text:p>
          </table:table-cell>
          <table:table-cell table:formula="of:=[.B13]+[.$B$1]*[.D13]" office:value-type="float" office:value="0.999880287713578" calcext:value-type="float">
            <text:p>0.999880287713578</text:p>
          </table:table-cell>
          <table:table-cell table:formula="of:=((1-[.A14])/SQRT(1-([.A14]-1)*([.A14]-1)-([.B14]-1)*([.B14]-1)))" office:value-type="float" office:value="0.0000149640359116008" calcext:value-type="float">
            <text:p>1.49640359116008E-05</text:p>
          </table:table-cell>
          <table:table-cell table:formula="of:=((1-[.B14])/SQRT(1-([.A14]-1)*([.A14]-1)-([.B14]-1)*([.B14]-1)))" office:value-type="float" office:value="0.00011971228729325" calcext:value-type="float">
            <text:p>0.000119712287293</text:p>
          </table:table-cell>
        </table:table-row>
        <table:table-row table:style-name="ro1">
          <table:table-cell table:formula="of:=[.A14]+[.$B$1]*[.C14]" office:value-type="float" office:value="0.999992517982153" calcext:value-type="float">
            <text:p>0.999992517982153</text:p>
          </table:table-cell>
          <table:table-cell table:formula="of:=[.B14]+[.$B$1]*[.D14]" office:value-type="float" office:value="0.999940143857225" calcext:value-type="float">
            <text:p>0.999940143857225</text:p>
          </table:table-cell>
          <table:table-cell table:formula="of:=((1-[.A15])/SQRT(1-([.A15]-1)*([.A15]-1)-([.B15]-1)*([.B15]-1)))" office:value-type="float" office:value="0.00000748201786056179" calcext:value-type="float">
            <text:p>7.48201786056179E-06</text:p>
          </table:table-cell>
          <table:table-cell table:formula="of:=((1-[.B15])/SQRT(1-([.A15]-1)*([.A15]-1)-([.B15]-1)*([.B15]-1)))" office:value-type="float" office:value="0.0000598561428842723" calcext:value-type="float">
            <text:p>5.98561428842723E-05</text:p>
          </table:table-cell>
        </table:table-row>
        <table:table-row table:style-name="ro1">
          <table:table-cell table:formula="of:=[.A15]+[.$B$1]*[.C15]" office:value-type="float" office:value="0.999996258991083" calcext:value-type="float">
            <text:p>0.999996258991083</text:p>
          </table:table-cell>
          <table:table-cell table:formula="of:=[.B15]+[.$B$1]*[.D15]" office:value-type="float" office:value="0.999970071928667" calcext:value-type="float">
            <text:p>0.999970071928667</text:p>
          </table:table-cell>
          <table:table-cell table:formula="of:=((1-[.A16])/SQRT(1-([.A16]-1)*([.A16]-1)-([.B16]-1)*([.B16]-1)))" office:value-type="float" office:value="0.00000374100891834832" calcext:value-type="float">
            <text:p>3.74100891834832E-06</text:p>
          </table:table-cell>
          <table:table-cell table:formula="of:=((1-[.B16])/SQRT(1-([.A16]-1)*([.A16]-1)-([.B16]-1)*([.B16]-1)))" office:value-type="float" office:value="0.0000299280713468976" calcext:value-type="float">
            <text:p>2.99280713468976E-05</text:p>
          </table:table-cell>
        </table:table-row>
        <table:table-row table:style-name="ro1">
          <table:table-cell table:formula="of:=[.A16]+[.$B$1]*[.C16]" office:value-type="float" office:value="0.999998129495543" calcext:value-type="float">
            <text:p>0.999998129495543</text:p>
          </table:table-cell>
          <table:table-cell table:formula="of:=[.B16]+[.$B$1]*[.D16]" office:value-type="float" office:value="0.99998503596434" calcext:value-type="float">
            <text:p>0.99998503596434</text:p>
          </table:table-cell>
          <table:table-cell table:formula="of:=((1-[.A17])/SQRT(1-([.A17]-1)*([.A17]-1)-([.B17]-1)*([.B17]-1)))" office:value-type="float" office:value="0.00000187050445764789" calcext:value-type="float">
            <text:p>1.87050445764789E-06</text:p>
          </table:table-cell>
          <table:table-cell table:formula="of:=((1-[.B17])/SQRT(1-([.A17]-1)*([.A17]-1)-([.B17]-1)*([.B17]-1)))" office:value-type="float" office:value="0.0000149640356615162" calcext:value-type="float">
            <text:p>1.49640356615162E-05</text:p>
          </table:table-cell>
        </table:table-row>
        <table:table-row table:style-name="ro1">
          <table:table-cell table:formula="of:=[.A17]+[.$B$1]*[.C17]" office:value-type="float" office:value="0.999999064747771" calcext:value-type="float">
            <text:p>0.999999064747771</text:p>
          </table:table-cell>
          <table:table-cell table:formula="of:=[.B17]+[.$B$1]*[.D17]" office:value-type="float" office:value="0.999992517982171" calcext:value-type="float">
            <text:p>0.999992517982171</text:p>
          </table:table-cell>
          <table:table-cell table:formula="of:=((1-[.A18])/SQRT(1-([.A18]-1)*([.A18]-1)-([.B18]-1)*([.B18]-1)))" office:value-type="float" office:value="0.000000935252228688674" calcext:value-type="float">
            <text:p>9.35252228688674E-07</text:p>
          </table:table-cell>
          <table:table-cell table:formula="of:=((1-[.B18])/SQRT(1-([.A18]-1)*([.A18]-1)-([.B18]-1)*([.B18]-1)))" office:value-type="float" office:value="0.00000748201782928735" calcext:value-type="float">
            <text:p>7.48201782928735E-06</text:p>
          </table:table-cell>
        </table:table-row>
        <table:table-row table:style-name="ro1">
          <table:table-cell table:formula="of:=[.A18]+[.$B$1]*[.C18]" office:value-type="float" office:value="0.999999532373886" calcext:value-type="float">
            <text:p>0.999999532373886</text:p>
          </table:table-cell>
          <table:table-cell table:formula="of:=[.B18]+[.$B$1]*[.D18]" office:value-type="float" office:value="0.999996258991085" calcext:value-type="float">
            <text:p>0.999996258991085</text:p>
          </table:table-cell>
          <table:table-cell table:formula="of:=((1-[.A19])/SQRT(1-([.A19]-1)*([.A19]-1)-([.B19]-1)*([.B19]-1)))" office:value-type="float" office:value="0.000000467626114278856" calcext:value-type="float">
            <text:p>4.67626114278856E-07</text:p>
          </table:table-cell>
          <table:table-cell table:formula="of:=((1-[.B19])/SQRT(1-([.A19]-1)*([.A19]-1)-([.B19]-1)*([.B19]-1)))" office:value-type="float" office:value="0.00000374100891445289" calcext:value-type="float">
            <text:p>3.74100891445289E-06</text:p>
          </table:table-cell>
        </table:table-row>
        <table:table-row table:style-name="ro1">
          <table:table-cell table:formula="of:=[.A19]+[.$B$1]*[.C19]" office:value-type="float" office:value="0.999999766186943" calcext:value-type="float">
            <text:p>0.999999766186943</text:p>
          </table:table-cell>
          <table:table-cell table:formula="of:=[.B19]+[.$B$1]*[.D19]" office:value-type="float" office:value="0.999998129495543" calcext:value-type="float">
            <text:p>0.999998129495543</text:p>
          </table:table-cell>
          <table:table-cell table:formula="of:=((1-[.A20])/SQRT(1-([.A20]-1)*([.A20]-1)-([.B20]-1)*([.B20]-1)))" office:value-type="float" office:value="0.000000233813057138182" calcext:value-type="float">
            <text:p>2.33813057138182E-07</text:p>
          </table:table-cell>
          <table:table-cell table:formula="of:=((1-[.B20])/SQRT(1-([.A20]-1)*([.A20]-1)-([.B20]-1)*([.B20]-1)))" office:value-type="float" office:value="0.00000187050445721647" calcext:value-type="float">
            <text:p>1.87050445721647E-06</text:p>
          </table:table-cell>
        </table:table-row>
        <table:table-row table:style-name="ro1">
          <table:table-cell table:formula="of:=[.A20]+[.$B$1]*[.C20]" office:value-type="float" office:value="0.999999883093471" calcext:value-type="float">
            <text:p>0.999999883093471</text:p>
          </table:table-cell>
          <table:table-cell table:formula="of:=[.B20]+[.$B$1]*[.D20]" office:value-type="float" office:value="0.999999064747771" calcext:value-type="float">
            <text:p>0.999999064747771</text:p>
          </table:table-cell>
          <table:table-cell table:formula="of:=((1-[.A21])/SQRT(1-([.A21]-1)*([.A21]-1)-([.B21]-1)*([.B21]-1)))" office:value-type="float" office:value="0.000000116906528568935" calcext:value-type="float">
            <text:p>1.16906528568935E-07</text:p>
          </table:table-cell>
          <table:table-cell table:formula="of:=((1-[.B21])/SQRT(1-([.A21]-1)*([.A21]-1)-([.B21]-1)*([.B21]-1)))" office:value-type="float" office:value="0.00000093525222855148" calcext:value-type="float">
            <text:p>9.3525222855148E-07</text:p>
          </table:table-cell>
        </table:table-row>
        <table:table-row table:style-name="ro1">
          <table:table-cell table:formula="of:=[.A21]+[.$B$1]*[.C21]" office:value-type="float" office:value="0.999999941546736" calcext:value-type="float">
            <text:p>0.999999941546736</text:p>
          </table:table-cell>
          <table:table-cell table:formula="of:=[.B21]+[.$B$1]*[.D21]" office:value-type="float" office:value="0.999999532373886" calcext:value-type="float">
            <text:p>0.999999532373886</text:p>
          </table:table-cell>
          <table:table-cell table:formula="of:=((1-[.A22])/SQRT(1-([.A22]-1)*([.A22]-1)-([.B22]-1)*([.B22]-1)))" office:value-type="float" office:value="0.0000000584532642289369" calcext:value-type="float">
            <text:p>5.84532642289369E-08</text:p>
          </table:table-cell>
          <table:table-cell table:formula="of:=((1-[.B22])/SQRT(1-([.A22]-1)*([.A22]-1)-([.B22]-1)*([.B22]-1)))" office:value-type="float" office:value="0.000000467626114275584" calcext:value-type="float">
            <text:p>4.67626114275584E-07</text:p>
          </table:table-cell>
        </table:table-row>
        <table:table-row table:style-name="ro1">
          <table:table-cell table:formula="of:=[.A22]+[.$B$1]*[.C22]" office:value-type="float" office:value="0.999999970773368" calcext:value-type="float">
            <text:p>0.999999970773368</text:p>
          </table:table-cell>
          <table:table-cell table:formula="of:=[.B22]+[.$B$1]*[.D22]" office:value-type="float" office:value="0.999999766186943" calcext:value-type="float">
            <text:p>0.999999766186943</text:p>
          </table:table-cell>
          <table:table-cell table:formula="of:=((1-[.A23])/SQRT(1-([.A23]-1)*([.A23]-1)-([.B23]-1)*([.B23]-1)))" office:value-type="float" office:value="0.000000029226632114466" calcext:value-type="float">
            <text:p>2.9226632114466E-08</text:p>
          </table:table-cell>
          <table:table-cell table:formula="of:=((1-[.B23])/SQRT(1-([.A23]-1)*([.A23]-1)-([.B23]-1)*([.B23]-1)))" office:value-type="float" office:value="0.000000233813057137773" calcext:value-type="float">
            <text:p>2.33813057137773E-07</text:p>
          </table:table-cell>
        </table:table-row>
        <table:table-row table:style-name="ro1">
          <table:table-cell table:formula="of:=[.A23]+[.$B$1]*[.C23]" office:value-type="float" office:value="0.999999985386684" calcext:value-type="float">
            <text:p>0.999999985386684</text:p>
          </table:table-cell>
          <table:table-cell table:formula="of:=[.B23]+[.$B$1]*[.D23]" office:value-type="float" office:value="0.999999883093471" calcext:value-type="float">
            <text:p>0.999999883093471</text:p>
          </table:table-cell>
          <table:table-cell table:formula="of:=((1-[.A24])/SQRT(1-([.A24]-1)*([.A24]-1)-([.B24]-1)*([.B24]-1)))" office:value-type="float" office:value="0.0000000146133160017215" calcext:value-type="float">
            <text:p>1.46133160017215E-08</text:p>
          </table:table-cell>
          <table:table-cell table:formula="of:=((1-[.B24])/SQRT(1-([.A24]-1)*([.A24]-1)-([.B24]-1)*([.B24]-1)))" office:value-type="float" office:value="0.000000116906528568884" calcext:value-type="float">
            <text:p>1.16906528568884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9:34:59.407000000</meta:creation-date>
    <dc:date>2018-09-23T09:55:52.471000000</dc:date>
    <meta:editing-duration>PT10M52S</meta:editing-duration>
    <meta:editing-cycles>2</meta:editing-cycles>
    <meta:generator>LibreOffice/6.0.6.2$Windows_X86_64 LibreOffice_project/0c292870b25a325b5ed35f6b45599d2ea4458e77</meta:generator>
    <meta:document-statistic meta:table-count="1" meta:cell-count="94" meta:object-count="0"/>
  </office:meta>
</office:document-meta>
</file>